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3.1591in"/>
    </style:style>
    <style:style style:name="co5" style:family="table-column">
      <style:table-column-properties fo:break-before="auto" style:column-width="3.4902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General</text:p>
          </table:table-cell>
          <table:table-cell office:value-type="string">
            <text:p>Información General</text:p>
          </table:table-cell>
          <table:table-cell office:value-type="string">
            <text:p>General Information</text:p>
          </table:table-cell>
          <table:table-cell office:value-type="string">
            <text:p>Informações Gerais</text:p>
          </table:table-cell>
          <table:table-cell office:value-type="string">
            <text:p>Informations général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ources</text:p>
          </table:table-cell>
          <table:table-cell office:value-type="string">
            <text:p>Fuentes</text:p>
          </table:table-cell>
          <table:table-cell office:value-type="string">
            <text:p>Sources</text:p>
          </table:table-cell>
          <table:table-cell office:value-type="string">
            <text:p>Fontes</text:p>
          </table:table-cell>
          <table:table-cell office:value-type="string">
            <text:p>Sourc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msgInfoSynopsis</text:p>
          </table:table-cell>
          <table:table-cell office:value-type="string">
            <text:p>Sinopsis</text:p>
          </table:table-cell>
          <table:table-cell office:value-type="string">
            <text:p>Synopsis</text:p>
          </table:table-cell>
          <table:table-cell office:value-type="string">
            <text:p>Sinopse</text:p>
          </table:table-cell>
          <table:table-cell office:value-type="string">
            <text:p>Synopsi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Insert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Update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DBConfigGeographyError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Valor del campo Serial ya existe; no se puede guardar el registro</text:p>
          </table:table-cell>
          <table:table-cell office:value-type="string">
            <text:p>Serial field value already exists, record cannot be saved</text:p>
          </table:table-cell>
          <table:table-cell office:value-type="string">
            <text:p>Valor do campo Serial já existe, o registro não pode ser salva</text:p>
          </table:table-cell>
          <table:table-cell office:value-type="string">
            <text:p>Valeur du champ de série existe déjà, record ne peut être sauv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Source</text:p>
          </table:table-cell>
          <table:table-cell office:value-type="string">
            <text:p>Ficha sin fuente no puede ser publicada.</text:p>
          </table:table-cell>
          <table:table-cell office:value-type="string">
            <text:p>Datacard without source information cannot be published.</text:p>
          </table:table-cell>
          <table:table-cell office:value-type="string">
            <text:p>Datacard sem informação de origem não pode ser publicado.</text:p>
          </table:table-cell>
          <table:table-cell office:value-type="string">
            <text:p>Datacard sans source d'information ne peut pas être publi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WithoutEffects</text:p>
          </table:table-cell>
          <table:table-cell office:value-type="string">
            <text:p>Registro sin efectos no se puede guardar</text:p>
          </table:table-cell>
          <table:table-cell office:value-type="string">
            <text:p>Record without effects cannot be saved</text:p>
          </table:table-cell>
          <table:table-cell office:value-type="string">
            <text:p>Gravar sem efeitos não podem ser salvos</text:p>
          </table:table-cell>
          <table:table-cell office:value-type="string">
            <text:p>Record sans effets ne peuvent pas être sauvé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1 Corporación OSSO - Colombia</text:p>
          </table:table-cell>
          <table:table-cell office:value-type="string">
            <text:p>(c) 1998-2011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r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E-Mail desinventar@desinventar.org</text:p>
          </table:table-cell>
          <table:table-cell office:value-type="string">
            <text:p>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msgMap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cord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</text:p>
          </table:table-cell>
          <table:table-cell office:value-type="string">
            <text:p>Introduction to DesInventar</text:p>
          </table:table-cell>
          <table:table-cell office:value-type="string">
            <text:p>Introdução a DesInventar</text:p>
          </table:table-cell>
          <table:table-cell office:value-type="string">
            <text:p>Introduction à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 por favor inténtelo de nuevo</text:p>
          </table:table-cell>
          <table:table-cell office:value-type="string">
            <text:p>There was an error with the upload process please try again</text:p>
          </table:table-cell>
          <table:table-cell office:value-type="string">
            <text:p>Houve um erro com o processo de upload por favor tente novamente</text:p>
          </table:table-cell>
          <table:table-cell office:value-type="string">
            <text:p>Il y avait une erreur avec le processus de téléchargement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querydef</text:p>
          </table:table-cell>
          <table:table-cell office:value-type="string">
            <text:p>msgOperator</text:p>
          </table:table-cell>
          <table:table-cell office:value-type="string">
            <text:p>Operador</text:p>
          </table:table-cell>
          <table:table-cell office:value-type="string">
            <text:p>Operator</text:p>
          </table:table-cell>
          <table:table-cell office:value-type="string">
            <text:p>Operador</text:p>
          </table:table-cell>
          <table:table-cell office:value-type="string">
            <text:p>Opérateur</text:p>
          </table:table-cell>
        </table:table-row>
      </table:table>
      <table:database-ranges>
        <table:database-range table:target-range-address="Hoja1.A1:Hoja1.F4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R$ </number:text>
      <number:number number:decimal-places="0" number:min-integer-digits="1" number:grouping="true"/>
      <number:text> </number:text>
    </number:number-style>
    <number:number-style style:name="N126">
      <number:text>(R$ 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 </number:text>
      <number:number number:decimal-places="2" number:min-integer-digits="1" number:grouping="true"/>
      <number:text> </number:text>
    </number:number-style>
    <number:number-style style:name="N128">
      <number:text>(R$ 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R$ </number:text>
      <number:number number:decimal-places="0" number:min-integer-digits="1" number:grouping="true"/>
      <number:text> </number:text>
    </number:number-style>
    <number:number-style style:name="N131P1" style:volatile="true">
      <number:text> R$ (</number:text>
      <number:number number:decimal-places="0" number:min-integer-digits="1" number:grouping="true"/>
      <number:text>)</number:text>
    </number:number-style>
    <number:number-style style:name="N131P2" style:volatile="true">
      <number:text> R$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R$ </number:text>
      <number:number number:decimal-places="2" number:min-integer-digits="1" number:grouping="true"/>
      <number:text> </number:text>
    </number:number-style>
    <number:number-style style:name="N133P1" style:volatile="true">
      <number:text> R$ (</number:text>
      <number:number number:decimal-places="2" number:min-integer-digits="1" number:grouping="true"/>
      <number:text>)</number:text>
    </number:number-style>
    <number:number-style style:name="N133P2" style:volatile="true">
      <number:text> R$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0">02/10/2011</text:date>, <text:time>07:3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1-02-10T07:34:12</dc:date>
    <meta:editing-cycles>67</meta:editing-cycles>
    <meta:editing-duration>PT03H24M14S</meta:editing-duration>
    <meta:document-statistic meta:table-count="1" meta:cell-count="2993" meta:object-count="0"/>
    <meta:user-defined meta:name="Info 1"/>
    <meta:user-defined meta:name="Info 2"/>
    <meta:user-defined meta:name="Info 3"/>
    <meta:user-defined meta:name="Info 4"/>
  </office:meta>
</office:document-meta>
</file>